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background-color="#87d1d1"/>
    </style:style>
    <style:style style:name="P2" style:family="paragraph" style:parent-style-name="Standard">
      <style:text-properties fo:background-color="#bee3d3"/>
    </style:style>
    <style:style style:name="P3" style:family="paragraph" style:parent-style-name="Standard">
      <style:text-properties fo:background-color="#59c5c7"/>
    </style:style>
    <style:style style:name="P4" style:family="paragraph" style:parent-style-name="Standard">
      <style:text-properties fo:background-color="transparent"/>
    </style:style>
    <style:style style:name="P5" style:family="paragraph" style:parent-style-name="Standard">
      <style:text-properties officeooo:rsid="00129b43" officeooo:paragraph-rsid="00129b43"/>
    </style:style>
    <style:style style:name="P6" style:family="paragraph" style:parent-style-name="Standard">
      <style:text-properties fo:font-weight="bold" officeooo:rsid="00129b43" officeooo:paragraph-rsid="00129b43" style:font-weight-asian="bold" style:font-weight-complex="bold"/>
    </style:style>
    <style:style style:name="P7" style:family="paragraph" style:parent-style-name="Standard">
      <style:text-properties fo:font-weight="bold" officeooo:rsid="00129b43" officeooo:paragraph-rsid="00129b43" fo:background-color="transparent" style:font-weight-asian="bold" style:font-weight-complex="bold"/>
    </style:style>
    <style:style style:name="P8" style:family="paragraph" style:parent-style-name="Standard">
      <style:text-properties fo:font-weight="normal" officeooo:rsid="00129b43" officeooo:paragraph-rsid="00129b43" fo:background-color="#bee3d3" style:font-weight-asian="normal" style:font-weight-complex="normal"/>
    </style:style>
    <style:style style:name="T1" style:family="text">
      <style:text-properties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rtigo principal: abordagem matemática linear com 3 algoritmos genéticos (Mohammad)</text:p>
      <text:p text:style-name="P5"/>
      <text:p text:style-name="Standard">Luo and Chu (2007) developed a model to minimize maximum tardiness on a single machine and presented a Branch and Bound (B&amp;B) algorithm.</text:p>
      <text:p text:style-name="Standard"/>
      <text:p text:style-name="P2">Hall and Potts (2003) assessed a variety of production scheduling and batch delivery problems subject to supply chain scheduling.</text:p>
      <text:p text:style-name="P2"/>
      <text:p text:style-name="Standard">Cheng, Lee, and Wu (2011) proposed a B&amp;B procedure for a supply chain scheduling problem considering deteriorating jobs to minimize maximum tardiness.</text:p>
      <text:p text:style-name="Standard"/>
      <text:p text:style-name="Standard">Kirlik and Oguz (2012) considered the minimizing of the total weighted tardiness with the assumption of sequence dependent setup times on a single machine and provided a General Variable Neighborhood Search (GVNS) for solving it.</text:p>
      <text:p text:style-name="Standard"/>
      <text:p text:style-name="Standard">Lee, Chung, and Hu (2012) developed a model to minimize total tardiness and maximum tardiness for two agents in a supply chain. They proposed three genetic algorithms for solving the mentioned problem.</text:p>
      <text:p text:style-name="Standard"/>
      <text:p text:style-name="P2">Rasti-Barzoki, Hejazi, and Mazdeh (2013), introduced a supply chain scheduling problem to minimize total weighted number of tardy jobs and delivery costs. To solve the mentioned problem, they proposed a B &amp;B algorithm.</text:p>
      <text:p text:style-name="P2"/>
      <text:p text:style-name="P2">Ullrich (2013) developed a Genetic Algorithm for a supply chain scheduling problem considering total tardiness.</text:p>
      <text:p text:style-name="P2"/>
      <text:p text:style-name="P3">Ullrich (2013) developed a Genetic Algorithm for a supply chain scheduling problem considering total tardiness. He considered job-dependent processing times, delivery time windows, service times, and destinations in his problem. His problem involves two subproblems. The first one considered scheduling of a set of jobs on parallel machines. The second one is to deliver completed jobs with a fleet of vehicles with different capacities.</text:p>
      <text:p text:style-name="P3"/>
      <text:p text:style-name="P2">Condotta, Knust, Meier, and Shakhlevich (2013) studied the problem of minimizing maximum tardiness in a single machine environment and considered release date for the jobs. In their model, there are identical vehicles with limited capacity to deliver the jobs. They presented a Tabu search algorithm to produce solutions for production stage with an optimal transportation schedule. </text:p>
      <text:p text:style-name="P2"/>
      <text:p text:style-name="P2">To minimize the total weighted tardiness in a supply chain, Subramanian, Battarra, and Potts (2014) designed an Iterated Local Search (ILS) heuristic. They also considered sequence-dependent setup times.</text:p>
      <text:p text:style-name="P2"/>
      <text:p text:style-name="P2">Low, Chang, and Gao (2015) addressed the problem of minimizing delivery costs, fixed vehicle costs, and penalty costs and presented Adaptive Genetic Algorithm (AGA) for solving it. They considered vehicles with heterogeneous fleet and time window for the orders of retailers.</text:p>
      <text:p text:style-name="P2"/>
      <text:p text:style-name="P4">Han and Zhang (2015) considered the online supply chain scheduling and addressed minimizing the total make-span and the total delivery costs in a single machine environment. </text:p>
      <text:p text:style-name="P4"/>
      <text:p text:style-name="P3">During the past decades, the concept of vehicle routing problem has become a matter of focus in academic literature (Braekers, Ramaekers, &amp; Van Nieuwenhuyse, 2016)</text:p>
      <text:p text:style-name="P3"/>
      <text:p text:style-name="Standard"><text:soft-page-break/><text:span text:style-name="T1">Liu, Wang, Mao, Wang, and Zhu (2015) developed a multi-objective scheduling model of logistics service supply chain, by consideration of mass customization service and uncertainty of operation time.</text:span>They used goal programming method to solve the model.</text:p>
      <text:p text:style-name="P2">Recently, Hassanzadeh and RastiBarzoki (2017) studied optimization of a supply chain considering vehicle routing problem with total tardiness penalty and total resource consumption.</text:p>
      <text:p text:style-name="P4"/>
      <text:p text:style-name="P4">Kuhpfahl and Bierwirth (2016) studied the job shop scheduling problem considering total weighted tardiness (JSPTWT). They provided neighbourhood search algorithms for solving it.</text:p>
      <text:p text:style-name="P4"/>
      <text:p text:style-name="P2">Chung, Fu, Liao, and Liu (2016) proposed a multiple variable neighbourhood search (mVNS) algorithm with multiple neighbourhood structures to minimize the total weighted tardiness on single machine. </text:p>
      <text:p text:style-name="P2"/>
      <text:p text:style-name="P1">Production scheduling and vehicle routing problems are the two well-studied problems. Solving these interrelated supply chain functions in a separate manner generates suboptimal solutions, while if solved in an integrated manner, the yield would be optimal. To improve the overall performance, integrating production and distribution scheduling can be an important approach (Díaz-Madroñero, Peidro, &amp; Mula, 2015; Moons, Ramaekers, Caris, &amp; Arda, 2017).</text:p>
      <text:p text:style-name="P1"/>
      <text:p text:style-name="P1">Moons et al. (2017) reviewed and classified the existing literature on integrated production scheduling and vehicle routing problems.</text:p>
      <text:p text:style-name="P1"/>
      <text:p text:style-name="P4">For example, just-in-time concepts are widely used to reduce logistics expenditures which often represent over 30% of the total costs of a product (Thomas and Griffin, 1996)</text:p>
      <text:p text:style-name="P4"/>
      <text:p text:style-name="P4">In order to reduce total logistics cost, production and delivery operations need to be well coordinated, first within single companies and then within whole supply chains (Manoj et al., 2008).</text:p>
      <text:p text:style-name="P4"/>
      <text:p text:style-name="P7">Artigo secundário: máquinas paralelas e veículos com capacidades diferentes (Ulrich)</text:p>
      <text:p text:style-name="P7"/>
      <text:p text:style-name="P8">Chang and Lee (2004) examine a single machine scheduling and vehicle routing problem. Only one vehicle with a limited loading capacity is available for delivery. Each job requires a job-dependent amount of loading capacity and is preassigned to one of only two possible destinations. A tailor-made heuristic is proposed to minimize the arrival time of the last job at its destination.</text:p>
      <text:p text:style-name="P8"/>
      <text:p text:style-name="P8">Chen and Vairaktarakis (2005) extend the problem to more destinations and an infinite number of vehicles with a loading capacity limited to a maximum number of job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5T15:02:08.911529893</meta:creation-date>
    <dc:date>2020-03-25T17:44:51.984291645</dc:date>
    <meta:editing-duration>PT1H21M51S</meta:editing-duration>
    <meta:editing-cycles>2</meta:editing-cycles>
    <meta:generator>LibreOffice/6.0.7.3$Linux_X86_64 LibreOffice_project/00m0$Build-3</meta:generator>
    <meta:document-statistic meta:table-count="0" meta:image-count="0" meta:object-count="0" meta:page-count="2" meta:paragraph-count="25" meta:word-count="773" meta:character-count="5284" meta:non-whitespace-character-count="4532"/>
  </office:meta>
</office:document-meta>
</file>